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A600004BC9000040A56436C958.svm" manifest:media-type=""/>
  <manifest:file-entry manifest:full-path="Pictures/2000013100004B910000460C45E92F12.svm" manifest:media-type=""/>
  <manifest:file-entry manifest:full-path="Pictures/2000021700004D0700003A2FD56D5644.svm" manifest:media-type=""/>
  <manifest:file-entry manifest:full-path="Pictures/2000004000002DB400002C88791F9C63.svm" manifest:media-type=""/>
  <manifest:file-entry manifest:full-path="Pictures/2000029100005910000032C8EB4F94B3.svm" manifest:media-type=""/>
  <manifest:file-entry manifest:full-path="Pictures/200000BB0000466800004B22E5DE379D.svm" manifest:media-type=""/>
  <manifest:file-entry manifest:full-path="Pictures/20000177000074CC00003CF0336314E0.svm" manifest:media-type=""/>
  <manifest:file-entry manifest:full-path="Pictures/200001E2000055F000003DB80976ABBE.svm" manifest:media-type=""/>
  <manifest:file-entry manifest:full-path="Pictures/2000002B000040BB00001D96EE996414.svm" manifest:media-type=""/>
  <manifest:file-entry manifest:full-path="Pictures/2000026E0000684C00003200B616E0EC.svm" manifest:media-type=""/>
  <manifest:file-entry manifest:full-path="Pictures/200001A9000052080000439452FEB42E.svm" manifest:media-type=""/>
  <manifest:file-entry manifest:full-path="Pictures/2000008500004B59000027BE138D7E04.svm" manifest:media-type=""/>
  <manifest:file-entry manifest:full-path="Pictures/2000011100004268000034BC84B00A89.svm" manifest:media-type=""/>
  <manifest:file-entry manifest:full-path="Pictures/200000E20000497000004010697AD039.svm" manifest:media-type=""/>
  <manifest:file-entry manifest:full-path="Pictures/2000001C00004378000023D7EA998D8F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cm" fo:break-before="page" table:align="margins"/>
    </style:style>
    <style:style style:name="Tabela1.A" style:family="table-column">
      <style:table-column-properties style:column-width="11.137cm" style:rel-column-width="45614*"/>
    </style:style>
    <style:style style:name="Tabela1.B" style:family="table-column">
      <style:table-column-properties style:column-width="4.863cm" style:rel-column-width="19921*"/>
    </style:style>
    <style:style style:name="Tabela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1.2" style:family="table-row">
      <style:table-row-properties style:min-row-height="0.011cm"/>
    </style:style>
    <style:style style:name="Tabela1.A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3" style:family="table">
      <style:table-properties style:width="16cm" fo:break-before="page" table:align="margins"/>
    </style:style>
    <style:style style:name="Tabela3.A" style:family="table-column">
      <style:table-column-properties style:column-width="11.125cm" style:rel-column-width="45566*"/>
    </style:style>
    <style:style style:name="Tabela3.B" style:family="table-column">
      <style:table-column-properties style:column-width="4.875cm" style:rel-column-width="19969*"/>
    </style:style>
    <style:style style:name="Tabe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3.2" style:family="table-row">
      <style:table-row-properties style:min-row-height="0.011cm"/>
    </style:style>
    <style:style style:name="Tabela3.A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24" style:family="table">
      <style:table-properties style:width="16cm" fo:break-before="page" table:align="margins"/>
    </style:style>
    <style:style style:name="Tabela24.A" style:family="table-column">
      <style:table-column-properties style:column-width="11.137cm" style:rel-column-width="45614*"/>
    </style:style>
    <style:style style:name="Tabela24.B" style:family="table-column">
      <style:table-column-properties style:column-width="4.863cm" style:rel-column-width="19921*"/>
    </style:style>
    <style:style style:name="Tabela2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4.2" style:family="table-row">
      <style:table-row-properties style:min-row-height="0.011cm"/>
    </style:style>
    <style:style style:name="Tabela24.A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7" style:family="table">
      <style:table-properties style:width="16cm" fo:break-before="page" table:align="margins"/>
    </style:style>
    <style:style style:name="Tabela7.A" style:family="table-column">
      <style:table-column-properties style:column-width="11.137cm" style:rel-column-width="45614*"/>
    </style:style>
    <style:style style:name="Tabela7.B" style:family="table-column">
      <style:table-column-properties style:column-width="4.863cm" style:rel-column-width="19921*"/>
    </style:style>
    <style:style style:name="Tabela7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7.2" style:family="table-row">
      <style:table-row-properties style:min-row-height="0.011cm"/>
    </style:style>
    <style:style style:name="Tabela7.A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9" style:family="table">
      <style:table-properties style:width="16cm" fo:break-before="page" table:align="margins"/>
    </style:style>
    <style:style style:name="Tabela9.A" style:family="table-column">
      <style:table-column-properties style:column-width="11.721cm" style:rel-column-width="48006*"/>
    </style:style>
    <style:style style:name="Tabela9.B" style:family="table-column">
      <style:table-column-properties style:column-width="4.279cm" style:rel-column-width="17529*"/>
    </style:style>
    <style:style style:name="Tabela9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9.2" style:family="table-row">
      <style:table-row-properties style:min-row-height="0.011cm"/>
    </style:style>
    <style:style style:name="Tabela9.A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10" style:family="table">
      <style:table-properties style:width="16cm" fo:break-before="page" table:align="margins"/>
    </style:style>
    <style:style style:name="Tabela10.A" style:family="table-column">
      <style:table-column-properties style:column-width="11.137cm" style:rel-column-width="45614*"/>
    </style:style>
    <style:style style:name="Tabela10.B" style:family="table-column">
      <style:table-column-properties style:column-width="4.863cm" style:rel-column-width="19921*"/>
    </style:style>
    <style:style style:name="Tabela10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10.2" style:family="table-row">
      <style:table-row-properties style:min-row-height="0.011cm"/>
    </style:style>
    <style:style style:name="Tabela10.A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12" style:family="table">
      <style:table-properties style:width="16cm" fo:break-before="page" table:align="margins"/>
    </style:style>
    <style:style style:name="Tabela12.A" style:family="table-column">
      <style:table-column-properties style:column-width="11.137cm" style:rel-column-width="45614*"/>
    </style:style>
    <style:style style:name="Tabela12.B" style:family="table-column">
      <style:table-column-properties style:column-width="4.863cm" style:rel-column-width="19921*"/>
    </style:style>
    <style:style style:name="Tabela1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12.2" style:family="table-row">
      <style:table-row-properties style:min-row-height="0.011cm"/>
    </style:style>
    <style:style style:name="Tabela12.A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6" style:family="table">
      <style:table-properties style:width="16cm" fo:break-before="page" table:align="margins"/>
    </style:style>
    <style:style style:name="Tabela6.A" style:family="table-column">
      <style:table-column-properties style:column-width="11.137cm" style:rel-column-width="45614*"/>
    </style:style>
    <style:style style:name="Tabela6.B" style:family="table-column">
      <style:table-column-properties style:column-width="4.863cm" style:rel-column-width="19921*"/>
    </style:style>
    <style:style style:name="Tabela6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6.2" style:family="table-row">
      <style:table-row-properties style:min-row-height="0.011cm"/>
    </style:style>
    <style:style style:name="Tabela6.A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16" style:family="table">
      <style:table-properties style:width="16cm" fo:break-before="page" table:align="margins"/>
    </style:style>
    <style:style style:name="Tabela16.A" style:family="table-column">
      <style:table-column-properties style:column-width="11.137cm" style:rel-column-width="45614*"/>
    </style:style>
    <style:style style:name="Tabela16.B" style:family="table-column">
      <style:table-column-properties style:column-width="4.863cm" style:rel-column-width="19921*"/>
    </style:style>
    <style:style style:name="Tabela16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16.2" style:family="table-row">
      <style:table-row-properties style:min-row-height="0.011cm"/>
    </style:style>
    <style:style style:name="Tabela16.A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18" style:family="table">
      <style:table-properties style:width="16cm" fo:break-before="page" table:align="margins"/>
    </style:style>
    <style:style style:name="Tabela18.A" style:family="table-column">
      <style:table-column-properties style:column-width="11.137cm" style:rel-column-width="45614*"/>
    </style:style>
    <style:style style:name="Tabela18.B" style:family="table-column">
      <style:table-column-properties style:column-width="4.863cm" style:rel-column-width="19921*"/>
    </style:style>
    <style:style style:name="Tabela18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18.2" style:family="table-row">
      <style:table-row-properties style:min-row-height="0.011cm"/>
    </style:style>
    <style:style style:name="Tabela18.A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19" style:family="table">
      <style:table-properties style:width="16cm" fo:break-before="page" table:align="margins"/>
    </style:style>
    <style:style style:name="Tabela19.A" style:family="table-column">
      <style:table-column-properties style:column-width="11.137cm" style:rel-column-width="45614*"/>
    </style:style>
    <style:style style:name="Tabela19.B" style:family="table-column">
      <style:table-column-properties style:column-width="4.863cm" style:rel-column-width="19921*"/>
    </style:style>
    <style:style style:name="Tabela19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19.2" style:family="table-row">
      <style:table-row-properties style:min-row-height="0.011cm"/>
    </style:style>
    <style:style style:name="Tabela19.A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21" style:family="table">
      <style:table-properties style:width="16cm" fo:break-before="page" table:align="margins"/>
    </style:style>
    <style:style style:name="Tabela21.A" style:family="table-column">
      <style:table-column-properties style:column-width="11.137cm" style:rel-column-width="45614*"/>
    </style:style>
    <style:style style:name="Tabela21.B" style:family="table-column">
      <style:table-column-properties style:column-width="4.863cm" style:rel-column-width="19921*"/>
    </style:style>
    <style:style style:name="Tabela2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1.2" style:family="table-row">
      <style:table-row-properties style:min-row-height="0.011cm"/>
    </style:style>
    <style:style style:name="Tabela21.A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23" style:family="table">
      <style:table-properties style:width="16cm" fo:break-before="page" table:align="margins"/>
    </style:style>
    <style:style style:name="Tabela23.A" style:family="table-column">
      <style:table-column-properties style:column-width="11.137cm" style:rel-column-width="45614*"/>
    </style:style>
    <style:style style:name="Tabela23.B" style:family="table-column">
      <style:table-column-properties style:column-width="4.863cm" style:rel-column-width="19921*"/>
    </style:style>
    <style:style style:name="Tabela2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3.2" style:family="table-row">
      <style:table-row-properties style:min-row-height="0.011cm"/>
    </style:style>
    <style:style style:name="Tabela23.A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26" style:family="table">
      <style:table-properties style:width="16cm" fo:break-before="page" table:align="margins"/>
    </style:style>
    <style:style style:name="Tabela26.A" style:family="table-column">
      <style:table-column-properties style:column-width="11.137cm" style:rel-column-width="45614*"/>
    </style:style>
    <style:style style:name="Tabela26.B" style:family="table-column">
      <style:table-column-properties style:column-width="4.863cm" style:rel-column-width="19921*"/>
    </style:style>
    <style:style style:name="Tabela26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6.2" style:family="table-row">
      <style:table-row-properties style:min-row-height="0.011cm"/>
    </style:style>
    <style:style style:name="Tabela26.A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29" style:family="table">
      <style:table-properties style:width="16cm" fo:break-before="page" table:align="margins"/>
    </style:style>
    <style:style style:name="Tabela29.A" style:family="table-column">
      <style:table-column-properties style:column-width="11.137cm" style:rel-column-width="45614*"/>
    </style:style>
    <style:style style:name="Tabela29.B" style:family="table-column">
      <style:table-column-properties style:column-width="4.863cm" style:rel-column-width="19921*"/>
    </style:style>
    <style:style style:name="Tabela29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9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9.2" style:family="table-row">
      <style:table-row-properties style:min-row-height="0.011cm"/>
    </style:style>
    <style:style style:name="Tabela29.A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Inglês">
      <style:paragraph-properties fo:text-align="start" style:justify-single-word="false"/>
    </style:style>
    <style:style style:name="P7" style:family="paragraph" style:parent-style-name="Heading_20_3">
      <style:paragraph-properties fo:text-align="center" style:justify-single-word="false"/>
    </style:style>
    <style:style style:name="P8" style:family="paragraph" style:parent-style-name="Heading_20_3">
      <style:paragraph-properties fo:text-align="center" style:justify-single-word="false"/>
      <style:text-properties fo:color="#666666" fo:font-style="italic" style:font-style-asian="italic" style:font-style-complex="italic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T1" style:family="text">
      <style:text-properties fo:color="#666666" fo:font-style="italic" style:font-style-asian="italic" style:font-style-complex="italic"/>
    </style:style>
    <style:style style:name="T2" style:family="text">
      <style:text-properties fo:color="#666666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Zeichenformat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Zeichenformat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Zeichenformat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Zeichenformat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Zeichenformat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Zeichenformat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Zeichenformat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Zeichenformat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Zeichenformat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Zeichenformat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ruções de Montagem <text:span text:style-name="T1">Assembly instructions</text:span></text:p>
      <text:h text:style-name="Heading_20_2" text:outline-level="2">Material que você precisará <text:span text:style-name="T1">Material you'll need</text:span></text:h>
      <text:list xml:id="list5057156657794836205" text:style-name="L1">
        <text:list-item>
          <text:p text:style-name="P9">Cola branca <text:span text:style-name="T1">White glue</text:span></text:p>
        </text:list-item>
        <text:list-item>
          <text:p text:style-name="P9">Canetas ou lápis coloridos <text:span text:style-name="T1">Color markers or pencils</text:span></text:p>
        </text:list-item>
      </text:list>
      <text:h text:style-name="Heading_20_2" text:outline-level="2">Dicas úteis <text:span text:style-name="T1">Useful tips</text:span></text:h>
      <text:list xml:id="list7849255959915760731" text:style-name="L2">
        <text:list-item>
          <text:p text:style-name="P10"><text:span text:style-name="T3">Leia completamente </text:span><text:span text:style-name="T4">estas instruções antes de destacar as peças. Certifique-se de que você entendeu todos os passos das instruções </text:span><text:span text:style-name="T2">Completely read</text:span><text:span text:style-name="T1"> these instructions before detaching parts. Make sure you understood all instructions steps</text:span></text:p>
        </text:list-item>
        <text:list-item>
          <text:p text:style-name="P10"><text:span text:style-name="T3">Separe as peças com cuidado, </text:span><text:span text:style-name="T4">à medida que sejam necessárias</text:span><text:span text:style-name="T3"> </text:span><text:span text:style-name="T2">Detach parts carefully</text:span><text:span text:style-name="T1"> as they are needed</text:span></text:p>
        </text:list-item>
        <text:list-item>
          <text:p text:style-name="P10"><text:span text:style-name="T3">Evite </text:span><text:span text:style-name="T4">o excesso de cola! Isso pode enrugar o papel </text:span><text:span text:style-name="T2">Avoid</text:span><text:span text:style-name="T1"> over application of glue! This may cause paper to wrinkle</text:span></text:p>
        </text:list-item>
        <text:list-item>
          <text:p text:style-name="P10"><text:span text:style-name="T5">Espere a cola secar completamente antes de juntar outra peça</text:span><text:span text:style-name="T1"> Wait until the glue completely dries, before pasting the next part</text:span></text:p>
        </text:list-item>
        <text:list-item>
          <text:p text:style-name="P10">Ao destacar (ou dobrar) uma peça, bordas brancas aparecerão. Use uma caneta ou lápis para colorir estas bordas, antes de colar a peça <text:span text:style-name="T1">When you detach (or crease) paper, white edges will be apparent. Use a marker or pencil to color these edges, before gluing</text:span></text:p>
        </text:list-item>
      </text:list>
      <text:h text:style-name="Heading_20_2" text:outline-level="2"/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h text:style-name="Heading_20_2" text:outline-level="2" text:is-list-header="true">Fuselagem 1 <text:span text:style-name="T1">Fuselage 1</text:span></text:h>
          </table:table-cell>
          <table:table-cell table:style-name="Tabela1.B1" office:value-type="string">
            <text:h text:style-name="P7" text:outline-level="3" text:is-list-header="true">1 peça <text:span text:style-name="T1">1 part</text:span></text:h>
          </table:table-cell>
        </table:table-row>
        <table:table-row table:style-name="Tabela1.2">
          <table:table-cell table:style-name="Tabela1.A2" table:number-columns-spanned="2" office:value-type="string">
            <text:p text:style-name="Standard"/>
            <text:p text:style-name="Standard"><draw:frame draw:style-name="fr1" draw:name="figura2" text:anchor-type="as-char" svg:width="15.806cm" svg:height="8.396cm" draw:z-index="0"><draw:image xlink:href="Pictures/2000001C00004378000023D7EA998D8F.svm" xlink:type="simple" xlink:show="embed" xlink:actuate="onLoad"/></draw:frame></text:p>
            <text:p text:style-name="Standard"/>
          </table:table-cell>
          <table:covered-table-cell/>
        </table:table-row>
      </table:table>
      <text:p text:style-name="Standard"/>
      <text:p text:style-name="Standard"/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h text:style-name="Heading_20_2" text:outline-level="2" text:is-list-header="true">Carenagem <text:span text:style-name="T1">Fairing</text:span></text:h>
          </table:table-cell>
          <table:table-cell table:style-name="Tabela3.B1" office:value-type="string">
            <text:h text:style-name="P7" text:outline-level="3" text:is-list-header="true">5 peças <text:span text:style-name="T1">5 parts</text:span></text:h>
          </table:table-cell>
        </table:table-row>
        <table:table-row table:style-name="Tabela3.2">
          <table:table-cell table:style-name="Tabela3.A2" table:number-columns-spanned="2" office:value-type="string">
            <text:p text:style-name="Standard"><draw:frame draw:style-name="fr2" draw:name="figura26" text:anchor-type="as-char" svg:width="15.806cm" svg:height="8.336cm" draw:z-index="5"><draw:image xlink:href="Pictures/2000008500004B59000027BE138D7E04.svm" xlink:type="simple" xlink:show="embed" xlink:actuate="onLoad"/></draw:frame></text:p>
          </table:table-cell>
          <table:covered-table-cell/>
        </table:table-row>
      </table:table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h text:style-name="Heading_20_2" text:outline-level="2" text:is-list-header="true">Carenagem-Asa <text:span text:style-name="T1">Fairing-Wing</text:span></text:h>
          </table:table-cell>
          <table:table-cell table:style-name="Tabela24.B1" office:value-type="string">
            <text:h text:style-name="P7" text:outline-level="3" text:is-list-header="true">6 peças <text:span text:style-name="T1">6 parts</text:span></text:h>
          </table:table-cell>
        </table:table-row>
        <table:table-row table:style-name="Tabela24.2">
          <table:table-cell table:style-name="Tabela24.A2" table:number-columns-spanned="2" office:value-type="string">
            <text:p text:style-name="P2"><draw:frame draw:style-name="fr3" draw:name="Image1" text:anchor-type="paragraph" svg:width="15.806cm" svg:height="13.019cm" draw:z-index="3"><draw:image xlink:href="Pictures/200001A9000052080000439452FEB42E.svm" xlink:type="simple" xlink:show="embed" xlink:actuate="onLoad"/></draw:frame></text:p>
            <text:p text:style-name="Standard">Cole as peças C6, C7, C8 e C9 – nesta ordem – mantendo as abas voltadas para fora. Estas peças formarão o reforço para as asas.</text:p>
            <text:p text:style-name="Standard">Insira cuidadosamente o reforço – com cola nas abas – na carenagem.</text:p>
            <text:p text:style-name="Standard">Quando a cola estiver bem seca, cole as asas – A1 e A2 – na carenagem e no reforço. <text:s/></text:p>
            <text:p text:style-name="Inglês">Glue C6, C7, C8 and C9 – in that order – keeping tabs outward. These pieces will form the reinforcement for his wings. </text:p>
            <text:p text:style-name="Inglês">Insert reinforcement – with glue on tabs – into fairing.</text:p>
            <text:p text:style-name="Inglês">When glue dries, glue the wings – A1 and A2 – on the fairing and on reinforcement. </text:p>
          </table:table-cell>
          <table:covered-table-cell/>
        </table:table-row>
      </table:table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h text:style-name="Heading_20_2" text:outline-level="2" text:is-list-header="true">Fuselagem 2 <text:span text:style-name="T1">Fuselage 2</text:span></text:h>
            </table:table-cell>
            <table:table-cell table:style-name="Tabela7.B1" office:value-type="string">
              <text:h text:style-name="P7" text:outline-level="3" text:is-list-header="true">2 peças <text:span text:style-name="T1">2 parts</text:span></text:h>
            </table:table-cell>
          </table:table-row>
        </table:table-header-rows>
        <table:table-row table:style-name="Tabela7.2">
          <table:table-cell table:style-name="Tabela7.A2" table:number-columns-spanned="2" office:value-type="string">
            <text:p text:style-name="Standard"><draw:frame draw:style-name="fr1" draw:name="figura6" text:anchor-type="as-char" svg:width="15.806cm" svg:height="7.223cm" draw:z-index="7"><draw:image xlink:href="Pictures/2000002B000040BB00001D96EE996414.svm" xlink:type="simple" xlink:show="embed" xlink:actuate="onLoad"/></draw:frame></text:p>
            <text:p text:style-name="Standard"/>
          </table:table-cell>
          <table:covered-table-cell/>
        </table:table-row>
      </table:table>
      <text:p text:style-name="Standard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h text:style-name="Heading_20_2" text:outline-level="2" text:is-list-header="true">Carenagem-Fuselagem <text:span text:style-name="T1">Fairing-Fuselage</text:span></text:h>
          </table:table-cell>
          <table:table-cell table:style-name="Tabela9.B1" office:value-type="string">
            <text:h text:style-name="P8" text:outline-level="3" text:is-list-header="true"/>
          </table:table-cell>
        </table:table-row>
        <table:table-row table:style-name="Tabela9.2">
          <table:table-cell table:style-name="Tabela9.A2" table:number-columns-spanned="2" office:value-type="string">
            <text:p text:style-name="P2"><draw:frame draw:style-name="fr3" draw:name="Image2" text:anchor-type="paragraph" svg:width="15.806cm" svg:height="11.351cm" draw:z-index="6"><draw:image xlink:href="Pictures/200001E2000055F000003DB80976ABBE.svm" xlink:type="simple" xlink:show="embed" xlink:actuate="onLoad"/></draw:frame></text:p>
            <text:p text:style-name="Standard">Junte a carenagem e a fuselagem e segure firme até a cola secar bem.</text:p>
            <text:p text:style-name="Inglês">Join fairing and fuselage and hold tight until the glue completely dries.</text:p>
            <text:p text:style-name="Standard">Dica : Use o dedo por dentro da fuselagem para ajudar a firmar a carenagem após colar.</text:p>
            <text:p text:style-name="P6">Tip : Use your finger inside the fuselage to help steady the fairing after pasting.</text:p>
          </table:table-cell>
          <table:covered-table-cell/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h text:style-name="Heading_20_2" text:outline-level="2" text:is-list-header="true">Fuselagem 3 <text:span text:style-name="T1">Fuselage 3</text:span></text:h>
          </table:table-cell>
          <table:table-cell table:style-name="Tabela10.B1" office:value-type="string">
            <text:h text:style-name="P8" text:outline-level="3" text:is-list-header="true"/>
          </table:table-cell>
        </table:table-row>
        <table:table-row table:style-name="Tabela10.2">
          <table:table-cell table:style-name="Tabela10.A2" table:number-columns-spanned="2" office:value-type="string">
            <text:p text:style-name="Standard"><draw:frame draw:style-name="fr3" draw:name="Image3" text:anchor-type="paragraph" svg:width="15.806cm" svg:height="8.246cm" draw:z-index="9"><draw:image xlink:href="Pictures/20000177000074CC00003CF0336314E0.svm" xlink:type="simple" xlink:show="embed" xlink:actuate="onLoad"/></draw:frame></text:p>
            <text:p text:style-name="Standard">Dica : Para inserir uma peça na outra, dobra as abas um pouco além do necessário. Após juntar as peças, acerte as abas por dentro com o dedo. Aguarde até a cola secar bem, antes de colar a próxima peça. </text:p>
            <text:p text:style-name="Inglês">Tip : To insert one part inside another, fold the tabs more than necessary. After putting the parts <text:s/>together, set the flaps on the inside with your finger. Wait until the glue completely dries, before pasting the next part.</text:p>
          </table:table-cell>
          <table:covered-table-cell/>
        </table:table-row>
      </table:table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h text:style-name="Heading_20_2" text:outline-level="2" text:is-list-header="true">Fuselagem 4 <text:span text:style-name="T1">Fuselage 4</text:span></text:h>
          </table:table-cell>
          <table:table-cell table:style-name="Tabela12.B1" office:value-type="string">
            <text:h text:style-name="P7" text:outline-level="3" text:is-list-header="true">6 peças <text:span text:style-name="T1">6 parts</text:span></text:h>
          </table:table-cell>
        </table:table-row>
        <table:table-row table:style-name="Tabela12.2">
          <table:table-cell table:style-name="Tabela12.A2" table:number-columns-spanned="2" office:value-type="string">
            <text:p text:style-name="Standard"><draw:frame draw:style-name="fr3" draw:name="Image5" text:anchor-type="paragraph" svg:width="15.806cm" svg:height="9.012cm" draw:z-index="11"><draw:image xlink:href="Pictures/2000029100005910000032C8EB4F94B3.svm" xlink:type="simple" xlink:show="embed" xlink:actuate="onLoad"/></draw:frame></text:p>
            <text:p text:style-name="Standard">Comece colando as peças F1 e F2. Em seguida, cole as demais seguindo a numeração.</text:p>
            <text:p text:style-name="Inglês">Start gluing parts F1 and F2. Then glue the other following the numbering.</text:p>
            <text:p text:style-name="Standard">Dica : Para inserir uma peça na outra, dobra as abas um pouco além do necessário. Após juntar as peças, acerte as abas por dentro com o dedo. Aguarde até a cola secar bem, antes de colar a próxima peça. </text:p>
            <text:p text:style-name="Inglês">Tip : To insert one part inside another, fold the tabs more than necessary. After putting the parts <text:s/>together, set the flaps on the inside with your finger. Wait until the glue completely dries, before pasting the next part.</text:p>
          </table:table-cell>
          <table:covered-table-cell/>
        </table:table-row>
      </table:table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h text:style-name="Heading_20_2" text:outline-level="2" text:is-list-header="true">Fuselagem 5 <text:span text:style-name="T1">Fuselage 5</text:span></text:h>
          </table:table-cell>
          <table:table-cell table:style-name="Tabela6.B1" office:value-type="string">
            <text:h text:style-name="P8" text:outline-level="3" text:is-list-header="true"/>
          </table:table-cell>
        </table:table-row>
        <table:table-row table:style-name="Tabela6.2">
          <table:table-cell table:style-name="Tabela6.A2" table:number-columns-spanned="2" office:value-type="string">
            <text:p text:style-name="Standard"><draw:frame draw:style-name="fr3" draw:name="Image4" text:anchor-type="paragraph" svg:width="15.806cm" svg:height="7.578cm" draw:z-index="10"><draw:image xlink:href="Pictures/2000026E0000684C00003200B616E0EC.svm" xlink:type="simple" xlink:show="embed" xlink:actuate="onLoad"/></draw:frame></text:p>
            <text:p text:style-name="P3">Dica : Para inserir uma peça na outra, dobra as abas um pouco além do necessário. Após juntar as peças, acerte as abas por dentro com o dedo. </text:p>
            <text:p text:style-name="P6">Tip : To insert one part inside another, fold the tabs more than necessary. After putting the parts <text:s/>together, set the flaps on the inside with your finger. 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h text:style-name="Heading_20_2" text:outline-level="2" text:is-list-header="true">Empenagem <text:span text:style-name="T1">Empennage</text:span></text:h>
          </table:table-cell>
          <table:table-cell table:style-name="Tabela16.B1" office:value-type="string">
            <text:h text:style-name="P7" text:outline-level="3" text:is-list-header="true">2 peças <text:span text:style-name="T1">2 parts</text:span></text:h>
          </table:table-cell>
        </table:table-row>
        <table:table-row table:style-name="Tabela16.2">
          <table:table-cell table:style-name="Tabela16.A2" table:number-columns-spanned="2" office:value-type="string">
            <text:p text:style-name="Standard"><draw:frame draw:style-name="fr4" draw:name="Image7" text:anchor-type="paragraph" svg:width="11.7cm" svg:height="11.4cm" draw:z-index="13"><draw:image xlink:href="Pictures/2000004000002DB400002C88791F9C63.svm" xlink:type="simple" xlink:show="embed" xlink:actuate="onLoad"/></draw:frame></text:p>
            <text:p text:style-name="P4">Monte a peça E1 e junte-a a E3.</text:p>
            <text:p text:style-name="Inglês">Assemble part E1 and join it to E3.</text:p>
          </table:table-cell>
          <table:covered-table-cell/>
        </table:table-row>
      </table:table>
      <text:p text:style-name="Standard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h text:style-name="Heading_20_2" text:outline-level="2" text:is-list-header="true">Empenagem-Fuselagem <text:span text:style-name="T1">Empennage-Fuselage</text:span></text:h>
          </table:table-cell>
          <table:table-cell table:style-name="Tabela18.B1" office:value-type="string">
            <text:h text:style-name="P8" text:outline-level="3" text:is-list-header="true"/>
          </table:table-cell>
        </table:table-row>
        <table:table-row table:style-name="Tabela18.2">
          <table:table-cell table:style-name="Tabela18.A2" table:number-columns-spanned="2" office:value-type="string">
            <text:p text:style-name="Standard"><draw:frame draw:style-name="fr3" draw:name="Image6" text:anchor-type="paragraph" svg:width="15.806cm" svg:height="13.788cm" draw:z-index="12"><draw:image xlink:href="Pictures/200000E20000497000004010697AD039.svm" xlink:type="simple" xlink:show="embed" xlink:actuate="onLoad"/></draw:frame></text:p>
            <text:p text:style-name="P4">Junte as empenagens vertical e horizontais à fuselagem usando as linhas azuis como referência.</text:p>
            <text:p text:style-name="P6">Add the vertical and horizontal empennage to the fuselage using blue lines as guides.</text:p>
          </table:table-cell>
          <table:covered-table-cell/>
        </table:table-row>
      </table:table>
      <text:p text:style-name="Standard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h text:style-name="Heading_20_2" text:outline-level="2" text:is-list-header="true">Asa 1 <text:span text:style-name="T1">Wing 1</text:span></text:h>
          </table:table-cell>
          <table:table-cell table:style-name="Tabela19.B1" office:value-type="string">
            <text:h text:style-name="P7" text:outline-level="3" text:is-list-header="true">4 peças <text:span text:style-name="T1">4 parts</text:span></text:h>
          </table:table-cell>
        </table:table-row>
        <table:table-row table:style-name="Tabela19.2">
          <table:table-cell table:style-name="Tabela19.A2" table:number-columns-spanned="2" office:value-type="string">
            <text:p text:style-name="Standard"><draw:frame draw:style-name="fr3" draw:name="Image8" text:anchor-type="paragraph" svg:width="15.806cm" svg:height="12.552cm" draw:z-index="14"><draw:image xlink:href="Pictures/2000011100004268000034BC84B00A89.svm" xlink:type="simple" xlink:show="embed" xlink:actuate="onLoad"/></draw:frame></text:p>
            <text:p text:style-name="P4">Monte os dois lados. O diagrama mostra somente o lado esquerdo. O número entre () indica a peça correspondente no lado direito.</text:p>
            <text:p text:style-name="Inglês">Assemble both sides. The diagram shows the left side. The number inside () is for the right side.</text:p>
          </table:table-cell>
          <table:covered-table-cell/>
        </table:table-row>
      </table:table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h text:style-name="Heading_20_2" text:outline-level="2" text:is-list-header="true">Motor <text:span text:style-name="T1">Engine</text:span></text:h>
          </table:table-cell>
          <table:table-cell table:style-name="Tabela21.B1" office:value-type="string">
            <text:h text:style-name="P7" text:outline-level="3" text:is-list-header="true">18 peças <text:span text:style-name="T1">18 parts</text:span></text:h>
          </table:table-cell>
        </table:table-row>
        <table:table-row table:style-name="Tabela21.2">
          <table:table-cell table:style-name="Tabela21.A2" table:number-columns-spanned="2" office:value-type="string">
            <text:p text:style-name="Standard"><draw:frame draw:style-name="fr3" draw:name="figura4" text:anchor-type="paragraph" svg:width="15.806cm" svg:height="11.938cm" draw:z-index="2"><draw:image xlink:href="Pictures/2000021700004D0700003A2FD56D5644.svm" xlink:type="simple" xlink:show="embed" xlink:actuate="onLoad"/></draw:frame></text:p>
            <text:p text:style-name="P4">Monte os dois lados. O diagrama mostra somente o lado esquerdo. O número entre () indica a peça correspondente no lado direito.</text:p>
            <text:p text:style-name="P6">Assemble both sides. The diagram shows the left side. The number inside () is for the right side.</text:p>
            <text:p text:style-name="Standard">Dica : Para inserir uma peça na outra, dobra as abas um pouco além do necessário. Após juntar as peças, acerte as abas por dentro com o dedo. Aguarde até a cola secar bem, antes de colar a próxima peça. </text:p>
            <text:p text:style-name="P6">Tip : To insert one part inside another, fold the tabs more than necessary. After putting the parts <text:s/>together, set the flaps on the inside with your finger. Wait until the glue completely dries, before pasting the next part.</text:p>
          </table:table-cell>
          <table:covered-table-cell/>
        </table:table-row>
      </table:table>
      <text:p text:style-name="Standard"/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h text:style-name="Heading_20_2" text:outline-level="2" text:is-list-header="true">Motor-Asa <text:span text:style-name="T1">Engine-Wing</text:span></text:h>
          </table:table-cell>
          <table:table-cell table:style-name="Tabela23.B1" office:value-type="string">
            <text:h text:style-name="P7" text:outline-level="3" text:is-list-header="true">4 peças <text:span text:style-name="T1">4 parts</text:span></text:h>
          </table:table-cell>
        </table:table-row>
        <table:table-row table:style-name="Tabela23.2">
          <table:table-cell table:style-name="Tabela23.A2" table:number-columns-spanned="2" office:value-type="string">
            <text:p text:style-name="Standard"><draw:frame draw:style-name="fr2" draw:name="figura25" text:anchor-type="as-char" svg:width="15.806cm" svg:height="14.651cm" draw:z-index="8"><draw:image xlink:href="Pictures/2000013100004B910000460C45E92F12.svm" xlink:type="simple" xlink:show="embed" xlink:actuate="onLoad"/></draw:frame></text:p>
            <text:p text:style-name="P4">Monte os dois lados. O diagrama mostra somente o lado esquerdo. O número entre () indica a peça correspondente no lado direito.</text:p>
            <text:p text:style-name="P1">Junte as peças à asa usando as linhas azuis como referência.</text:p>
            <text:p text:style-name="P6">Assemble both sides. The diagram shows the left side. The number inside () is for the right side.</text:p>
            <text:p text:style-name="P6">Add parts to the wing using blue lines as guides.</text:p>
          </table:table-cell>
          <table:covered-table-cell/>
        </table:table-row>
      </table:table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h text:style-name="Heading_20_2" text:outline-level="2" text:is-list-header="true">Asa 2 <text:span text:style-name="T1">Wing 2</text:span></text:h>
          </table:table-cell>
          <table:table-cell table:style-name="Tabela26.B1" office:value-type="string">
            <text:h text:style-name="P7" text:outline-level="3" text:is-list-header="true">6 peças <text:span text:style-name="T1">6 parts</text:span></text:h>
          </table:table-cell>
        </table:table-row>
        <table:table-row table:style-name="Tabela26.2">
          <table:table-cell table:style-name="Tabela26.A2" table:number-columns-spanned="2" office:value-type="string">
            <text:p text:style-name="Standard"/>
            <text:p text:style-name="Standard"><draw:frame draw:style-name="fr2" draw:name="figura29" text:anchor-type="as-char" svg:width="15.806cm" svg:height="13.481cm" draw:z-index="1"><draw:image xlink:href="Pictures/200000A600004BC9000040A56436C958.svm" xlink:type="simple" xlink:show="embed" xlink:actuate="onLoad"/></draw:frame></text:p>
            <text:p text:style-name="P4">Junte as peças às asas usando as linhas azuis como referência.</text:p>
            <text:p text:style-name="P6">Add parts to wings using blue lines as guides.</text:p>
          </table:table-cell>
          <table:covered-table-cell/>
        </table:table-row>
      </table:table>
      <text:p text:style-name="Standard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h text:style-name="Heading_20_2" text:outline-level="2" text:is-list-header="true">Suporte <text:span text:style-name="T1">Stand</text:span></text:h>
          </table:table-cell>
          <table:table-cell table:style-name="Tabela29.B1" office:value-type="string">
            <text:h text:style-name="P7" text:outline-level="3" text:is-list-header="true">3 peças <text:span text:style-name="T1">3 parts</text:span></text:h>
          </table:table-cell>
        </table:table-row>
        <table:table-row table:style-name="Tabela29.2">
          <table:table-cell table:style-name="Tabela29.A2" table:number-columns-spanned="2" office:value-type="string">
            <text:p text:style-name="P2"><draw:frame draw:style-name="fr2" draw:name="figura32" text:anchor-type="as-char" svg:width="13.074cm" svg:height="13.949cm" draw:z-index="4"><draw:image xlink:href="Pictures/200000BB0000466800004B22E5DE379D.svm" xlink:type="simple" xlink:show="embed" xlink:actuate="onLoad"/></draw:frame></text:p>
            <text:p text:style-name="P4">Monte a peça S1 e S2. Cole S2 a S3. </text:p>
            <text:p text:style-name="P1">Quando a cola estiver bem seca, insira S1 em S2 até que suas abas toquem S3.</text:p>
            <text:p text:style-name="P1">Não há necessidade colar o suporte à carenagem. </text:p>
            <text:p text:style-name="Inglês">Assmble parts S1 and S2. Paste S2 to S3.</text:p>
            <text:p text:style-name="Inglês">When glue is dry, insert S1 into S2 until its tabs reach S3.</text:p>
            <text:p text:style-name="P6">There's no need to paste the stand to fairing.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Estilo_20_de_20_Linha_20_1" draw:display-name="Estilo de Linha 1" draw:style="rect" draw:dots1="1" draw:dots1-length="0.283cm" draw:dots2="1" draw:dots2-length="0.283cm" draw:distance="0.113cm"/>
    <draw:stroke-dash draw:name="Estilo_20_de_20_Linha_20_2" draw:display-name="Estilo de Linha 2" draw:style="rect" draw:dots1="1" draw:dots1-length="0.391cm" draw:dots2="1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class="chapter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style:font-family-generic="swiss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glês" style:family="paragraph" style:parent-style-name="Standard" style:class="text">
      <style:paragraph-properties style:shadow="none"/>
      <style:text-properties fo:color="#666666" fo:font-style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Zeichenforma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001cm" fo:page-height="2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initial-creator>Cláudio Dias</meta:initial-creator>
    <meta:creation-date>2011-02-10T15:27:12</meta:creation-date>
    <dc:date>2016-08-03T12:25:01.882000000</dc:date>
    <dc:language>pt-BR</dc:language>
    <meta:editing-cycles>69</meta:editing-cycles>
    <meta:editing-duration>P1DT8H31M20S</meta:editing-duration>
    <meta:document-statistic meta:table-count="15" meta:image-count="15" meta:object-count="0" meta:page-count="16" meta:paragraph-count="82" meta:word-count="1004" meta:character-count="5535" meta:non-whitespace-character-count="4587"/>
    <meta:user-defined meta:name="Info 1"/>
    <meta:user-defined meta:name="Info 2"/>
    <meta:user-defined meta:name="Info 3"/>
    <meta:user-defined meta:name="Info 4"/>
  </office:meta>
</office:document-meta>
</file>